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ubai" svg:font-family="Dubai" style:font-family-generic="swiss" style:font-pitch="variable" svg:panose-1="2 11 5 3 3 4 3 3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Dubai" style:font-name-asian="Dubai" style:font-name-complex="Dubai" fo:color="#FF0000" fo:font-size="48pt" style:font-size-asian="48pt" style:font-size-complex="48pt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font-name="Dubai" style:font-name-asian="Dubai" style:font-name-complex="Dubai" fo:font-size="48pt" style:font-size-asian="48pt" style:font-size-complex="48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text-align="center"/>
    </style:style>
    <style:style style:name="T5" style:parent-style-name="DefaultParagraphFont" style:family="text">
      <style:text-properties style:font-name="Dubai" style:font-name-asian="Dubai" style:font-name-complex="Dubai" fo:font-weight="bold" style:font-weight-asian="bold" style:font-weight-complex="bold" fo:color="#FF0000" fo:font-size="36pt" style:font-size-asian="36pt" style:font-size-complex="36pt"/>
    </style:style>
    <style:style style:name="T6" style:parent-style-name="DefaultParagraphFont" style:family="text">
      <style:text-properties style:font-name="Dubai" style:font-name-asian="Dubai" style:font-name-complex="Dubai" fo:font-size="36pt" style:font-size-asian="36pt" style:font-size-complex="36pt"/>
    </style:style>
    <style:style style:name="P7" style:parent-style-name="Normal" style:family="paragraph">
      <style:paragraph-properties fo:text-align="center"/>
    </style:style>
    <style:style style:name="T8" style:parent-style-name="DefaultParagraphFont" style:family="text">
      <style:text-properties style:font-name="Dubai" style:font-name-asian="Dubai" style:font-name-complex="Dubai" fo:font-weight="bold" style:font-weight-asian="bold" style:font-weight-complex="bold" fo:color="#FF0000" fo:font-size="36pt" style:font-size-asian="36pt" style:font-size-complex="36pt"/>
    </style:style>
    <style:style style:name="T9" style:parent-style-name="DefaultParagraphFont" style:family="text">
      <style:text-properties style:font-name="Dubai" style:font-name-asian="Dubai" style:font-name-complex="Dubai" fo:font-size="36pt" style:font-size-asian="36pt" style:font-size-complex="36pt"/>
    </style:style>
    <style:style style:name="P10" style:parent-style-name="Normal" style:family="paragraph">
      <style:paragraph-properties fo:text-align="center"/>
    </style:style>
    <style:style style:name="T11" style:parent-style-name="DefaultParagraphFont" style:family="text">
      <style:text-properties style:font-name="Dubai" style:font-name-asian="Dubai" style:font-name-complex="Dubai" fo:font-weight="bold" style:font-weight-asian="bold" style:font-weight-complex="bold" fo:color="#FF0000" fo:font-size="36pt" style:font-size-asian="36pt" style:font-size-complex="36pt"/>
    </style:style>
    <style:style style:name="T12" style:parent-style-name="DefaultParagraphFont" style:family="text">
      <style:text-properties style:font-name="Dubai" style:font-name-asian="Dubai" style:font-name-complex="Dubai" fo:font-size="36pt" style:font-size-asian="36pt" style:font-size-complex="36pt"/>
    </style:style>
    <style:style style:name="P13" style:parent-style-name="Normal" style:family="paragraph">
      <style:paragraph-properties fo:text-align="center"/>
    </style:style>
    <style:style style:name="T14" style:parent-style-name="DefaultParagraphFont" style:family="text">
      <style:text-properties style:font-name="Dubai" style:font-name-asian="Dubai" style:font-name-complex="Dubai" fo:font-weight="bold" style:font-weight-asian="bold" style:font-weight-complex="bold" fo:color="#FF0000" fo:font-size="36pt" style:font-size-asian="36pt" style:font-size-complex="36pt"/>
    </style:style>
    <style:style style:name="T15" style:parent-style-name="DefaultParagraphFont" style:family="text">
      <style:text-properties style:font-name="Dubai" style:font-name-asian="Dubai" style:font-name-complex="Dubai" fo:font-size="36pt" style:font-size-asian="36pt" style:font-size-complex="36pt"/>
    </style:style>
    <style:style style:name="P16" style:parent-style-name="Normal" style:family="paragraph">
      <style:paragraph-properties fo:text-align="center"/>
    </style:style>
    <style:style style:name="T17" style:parent-style-name="DefaultParagraphFont" style:family="text">
      <style:text-properties style:font-name="Dubai" style:font-name-asian="Dubai" style:font-name-complex="Dubai" fo:font-weight="bold" style:font-weight-asian="bold" style:font-weight-complex="bold" fo:color="#FF0000" fo:font-size="36pt" style:font-size-asian="36pt" style:font-size-complex="36pt"/>
    </style:style>
    <style:style style:name="T18" style:parent-style-name="DefaultParagraphFont" style:family="text">
      <style:text-properties style:font-name="Dubai" style:font-name-asian="Dubai" style:font-name-complex="Dubai" fo:font-weight="bold" style:font-weight-asian="bold" style:font-weight-complex="bold" fo:color="#FF0000" fo:font-size="36pt" style:font-size-asian="36pt" style:font-size-complex="36pt"/>
    </style:style>
    <style:style style:name="T19" style:parent-style-name="DefaultParagraphFont" style:family="text">
      <style:text-properties style:font-name="Dubai" style:font-name-asian="Dubai" style:font-name-complex="Dubai" fo:font-size="36pt" style:font-size-asian="36pt" style:font-size-complex="36pt"/>
    </style:style>
    <style:style style:name="T20" style:parent-style-name="DefaultParagraphFont" style:family="text">
      <style:text-properties style:font-name="Dubai" style:font-name-asian="Dubai" style:font-name-complex="Dubai" fo:font-size="36pt" style:font-size-asian="36pt" style:font-size-complex="36pt"/>
    </style:style>
    <style:style style:name="P21" style:parent-style-name="Normal" style:family="paragraph">
      <style:paragraph-properties fo:text-align="center"/>
    </style:style>
    <style:style style:name="T22" style:parent-style-name="DefaultParagraphFont" style:family="text">
      <style:text-properties style:font-name="Dubai" style:font-name-asian="Dubai" style:font-name-complex="Dubai" fo:font-size="36pt" style:font-size-asian="36pt" style:font-size-complex="36pt"/>
    </style:style>
    <style:style style:name="T23" style:parent-style-name="DefaultParagraphFont" style:family="text">
      <style:text-properties style:font-name="Dubai" style:font-name-asian="Dubai" style:font-name-complex="Dubai" fo:font-size="36pt" style:font-size-asian="36pt" style:font-size-complex="36pt"/>
    </style:style>
    <style:style style:name="T24" style:parent-style-name="DefaultParagraphFont" style:family="text">
      <style:text-properties style:font-name="Dubai" style:font-name-asian="Dubai" style:font-name-complex="Dubai" fo:font-size="36pt" style:font-size-asian="36pt" style:font-size-complex="36pt"/>
    </style:style>
    <style:style style:name="T25" style:parent-style-name="DefaultParagraphFont" style:family="text">
      <style:text-properties style:font-name="Dubai" style:font-name-asian="Dubai" style:font-name-complex="Dubai" fo:font-size="36pt" style:font-size-asian="36pt" style:font-size-complex="36pt"/>
    </style:style>
    <style:style style:name="T26" style:parent-style-name="DefaultParagraphFont" style:family="text">
      <style:text-properties style:font-name="Dubai" style:font-name-asian="Dubai" style:font-name-complex="Dubai" fo:font-size="36pt" style:font-size-asian="36pt" style:font-size-complex="36pt"/>
    </style:style>
    <style:style style:name="P27" style:parent-style-name="Normal" style:family="paragraph">
      <style:paragraph-properties fo:text-align="center"/>
      <style:text-properties style:font-name="Dubai" style:font-name-asian="Dubai" style:font-name-complex="Dubai" fo:font-size="36pt" style:font-size-asian="36pt" style:font-size-complex="36pt"/>
    </style:style>
    <style:style style:name="P28" style:parent-style-name="Normal" style:family="paragraph">
      <style:paragraph-properties fo:text-align="center"/>
      <style:text-properties style:font-name="Dubai" style:font-name-asian="Dubai" style:font-name-complex="Dubai" fo:font-size="36pt" style:font-size-asian="36pt" style:font-size-complex="36pt"/>
    </style:style>
    <style:style style:name="P29" style:parent-style-name="Normal" style:family="paragraph">
      <style:paragraph-properties fo:text-align="center"/>
    </style:style>
    <style:style style:name="T30" style:parent-style-name="DefaultParagraphFont" style:family="text">
      <style:text-properties style:font-name="Dubai" style:font-name-asian="Dubai" style:font-name-complex="Dubai" fo:font-weight="bold" style:font-weight-asian="bold" style:font-weight-complex="bold" fo:color="#FF0000" fo:font-size="36pt" style:font-size-asian="36pt" style:font-size-complex="36pt"/>
    </style:style>
    <style:style style:name="T31" style:parent-style-name="DefaultParagraphFont" style:family="text">
      <style:text-properties style:font-name="Dubai" style:font-name-asian="Dubai" style:font-name-complex="Dubai" fo:font-weight="bold" style:font-weight-asian="bold" style:font-weight-complex="bold" fo:color="#FF0000" fo:font-size="36pt" style:font-size-asian="36pt" style:font-size-complex="36pt"/>
    </style:style>
    <style:style style:name="P32" style:parent-style-name="Normal" style:family="paragraph">
      <style:paragraph-properties fo:text-align="center"/>
    </style:style>
    <style:style style:name="T33" style:parent-style-name="DefaultParagraphFont" style:family="text">
      <style:text-properties style:font-name="Dubai" style:font-name-asian="Dubai" style:font-name-complex="Dubai" fo:font-size="36pt" style:font-size-asian="36pt" style:font-size-complex="36pt"/>
    </style:style>
    <style:style style:name="T34" style:parent-style-name="DefaultParagraphFont" style:family="text">
      <style:text-properties style:font-name="Dubai" style:font-name-asian="Dubai" style:font-name-complex="Dubai" fo:font-size="36pt" style:font-size-asian="36pt" style:font-size-complex="36pt"/>
    </style:style>
    <style:style style:name="T35" style:parent-style-name="DefaultParagraphFont" style:family="text">
      <style:text-properties style:font-name="Dubai" style:font-name-asian="Dubai" style:font-name-complex="Dubai" fo:color="#4472C4" fo:font-size="36pt" style:font-size-asian="36pt" style:font-size-complex="36pt"/>
    </style:style>
    <style:style style:name="P36" style:parent-style-name="Normal" style:family="paragraph">
      <style:paragraph-properties fo:text-align="center"/>
    </style:style>
    <style:style style:name="T37" style:parent-style-name="DefaultParagraphFont" style:family="text">
      <style:text-properties style:font-name="Dubai" style:font-name-asian="Dubai" style:font-name-complex="Dubai" fo:font-size="36pt" style:font-size-asian="36pt" style:font-size-complex="36pt"/>
    </style:style>
    <style:style style:name="T38" style:parent-style-name="DefaultParagraphFont" style:family="text">
      <style:text-properties style:font-name="Dubai" style:font-name-asian="Dubai" style:font-name-complex="Dubai" fo:font-size="36pt" style:font-size-asian="36pt" style:font-size-complex="36pt"/>
    </style:style>
    <style:style style:name="T39" style:parent-style-name="DefaultParagraphFont" style:family="text">
      <style:text-properties style:font-name="Dubai" style:font-name-asian="Dubai" style:font-name-complex="Dubai" fo:color="#4472C4" fo:font-size="36pt" style:font-size-asian="36pt" style:font-size-complex="36pt"/>
    </style:style>
    <style:style style:name="T40" style:parent-style-name="DefaultParagraphFont" style:family="text">
      <style:text-properties style:font-name="Dubai" style:font-name-asian="Dubai" style:font-name-complex="Dubai" fo:font-size="36pt" style:font-size-asian="36pt" style:font-size-complex="36pt"/>
    </style:style>
    <style:style style:name="T41" style:parent-style-name="DefaultParagraphFont" style:family="text">
      <style:text-properties style:font-name="Dubai" style:font-name-asian="Dubai" style:font-name-complex="Dubai" fo:font-size="36pt" style:font-size-asian="36pt" style:font-size-complex="36pt"/>
    </style:style>
    <style:style style:name="T42" style:parent-style-name="DefaultParagraphFont" style:family="text">
      <style:text-properties style:font-name="Dubai" style:font-name-asian="Dubai" style:font-name-complex="Dubai" fo:color="#FF0000" fo:font-size="36pt" style:font-size-asian="36pt" style:font-size-complex="36pt"/>
    </style:style>
    <style:style style:name="P43" style:parent-style-name="Normal" style:family="paragraph">
      <style:paragraph-properties fo:text-align="center"/>
    </style:style>
    <style:style style:name="T44" style:parent-style-name="DefaultParagraphFont" style:family="text">
      <style:text-properties style:font-name="Dubai" style:font-name-asian="Dubai" style:font-name-complex="Dubai" fo:font-size="36pt" style:font-size-asian="36pt" style:font-size-complex="36pt"/>
    </style:style>
    <style:style style:name="T45" style:parent-style-name="DefaultParagraphFont" style:family="text">
      <style:text-properties style:font-name="Dubai" style:font-name-asian="Dubai" style:font-name-complex="Dubai" fo:font-size="36pt" style:font-size-asian="36pt" style:font-size-complex="36pt"/>
    </style:style>
    <style:style style:name="T46" style:parent-style-name="DefaultParagraphFont" style:family="text">
      <style:text-properties style:font-name="Dubai" style:font-name-asian="Dubai" style:font-name-complex="Dubai" fo:color="#4472C4" fo:font-size="36pt" style:font-size-asian="36pt" style:font-size-complex="36pt"/>
    </style:style>
    <style:style style:name="P47" style:parent-style-name="Normal" style:family="paragraph">
      <style:paragraph-properties fo:text-align="center"/>
      <style:text-properties style:font-name="Dubai" style:font-name-asian="Dubai" style:font-name-complex="Dubai" fo:color="#4472C4" fo:font-size="36pt" style:font-size-asian="36pt" style:font-size-complex="36pt"/>
    </style:style>
    <style:style style:name="P48" style:parent-style-name="Normal" style:family="paragraph">
      <style:paragraph-properties fo:text-align="center"/>
      <style:text-properties style:font-name="Dubai" style:font-name-asian="Dubai" style:font-name-complex="Dubai" fo:color="#FF0000" fo:font-size="36pt" style:font-size-asian="36pt" style:font-size-complex="36pt"/>
    </style:style>
  </office:automatic-styles>
  <office:body>
    <office:text text:use-soft-page-breaks="true">
      <text:p text:style-name="P1"><text:span text:style-name="T2">بطاقة<text:s/></text:span><text:span text:style-name="T3">الوصف</text:span></text:p>
      <text:p text:style-name="P4"><text:span text:style-name="T5">الاسم/</text:span><text:span text:style-name="T6">محمد حسام احمد</text:span></text:p>
      <text:p text:style-name="P7"><text:span text:style-name="T8">الصف/</text:span><text:span text:style-name="T9"><text:s/>الثالث الاعدادي</text:span></text:p>
      <text:p text:style-name="P10"><text:span text:style-name="T11">المدرسه/</text:span><text:span text:style-name="T12">علي مبارك الخاصه</text:span></text:p>
      <text:p text:style-name="P13"><text:span text:style-name="T14">مسابقة/</text:span><text:span text:style-name="T15">ابداع طموح إدارة شرق التعليميه</text:span></text:p>
      <text:p text:style-name="P16"><text:span text:style-name="T17">البرامج المستخدمه</text:span><text:span text:style-name="T18">/</text:span><text:span text:style-name="T19">V</text:span><text:span text:style-name="T20">isual</text:span></text:p>
      <text:p text:style-name="P21"><text:span text:style-name="T22"><text:s/></text:span><text:span text:style-name="T23">S</text:span><text:span text:style-name="T24">tudio<text:s/></text:span><text:span text:style-name="T25">C</text:span><text:span text:style-name="T26">ode</text:span></text:p>
      <text:p text:style-name="P27"/>
      <text:p text:style-name="P28"/>
      <text:p text:style-name="P29"><text:span text:style-name="T30">كيف تم تصميم الصفحه</text:span><text:span text:style-name="T31">/</text:span></text:p>
      <text:p text:style-name="P32"><text:span text:style-name="T33">تم عن طريق كتابة اكواد</text:span><text:span text:style-name="T34"><text:s/></text:span><text:span text:style-name="T35">html</text:span></text:p>
      <text:p text:style-name="P36"><text:span text:style-name="T37"><text:s/></text:span><text:span text:style-name="T38">و</text:span><text:span text:style-name="T39">css</text:span><text:span text:style-name="T40">و</text:span><text:span text:style-name="T41">java<text:s/></text:span><text:span text:style-name="T42">script</text:span></text:p>
      <text:p text:style-name="P43"><text:span text:style-name="T44">وتم تنسيق الصفحه عن طريق</text:span><text:span text:style-name="T45"><text:s/></text:span><text:span text:style-name="T46">css</text:span></text:p>
      <text:p text:style-name="P47"/>
      <text:p text:style-name="P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Dubai" svg:font-family="Dubai" style:font-family-generic="swiss" style:font-pitch="variable" svg:panose-1="2 11 5 3 3 4 3 3 2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writing-mode="rl-tb"/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rl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محمد حسام احمد الدمرداش على</meta:initial-creator>
    <dc:creator>محمد حسام احمد الدمرداش على</dc:creator>
    <meta:creation-date>2022-12-10T17:49:00Z</meta:creation-date>
    <dc:date>2022-12-10T17:49:00Z</dc:date>
    <meta:template xlink:href="Normal.dotm" xlink:type="simple"/>
    <meta:editing-cycles>1</meta:editing-cycles>
    <meta:editing-duration>PT0S</meta:editing-duration>
    <meta:document-statistic meta:page-count="1" meta:paragraph-count="1" meta:word-count="38" meta:character-count="255" meta:row-count="1" meta:non-whitespace-character-count="218"/>
  </office:meta>
</office:document-meta>
</file>